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6c2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iv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tx_erro</text:p>
          </table:table-cell>
          <table:table-cell office:value-type="string" calcext:value-type="string">
            <text:p>nomr_tx_erro</text:p>
          </table:table-cell>
          <table:table-cell office:value-type="string" calcext:value-type="string">
            <text:p>tx_accu</text:p>
          </table:table-cell>
          <table:table-cell office:value-type="string" calcext:value-type="string">
            <text:p>norm_tx_accu</text:p>
          </table:table-cell>
          <table:table-cell office:value-type="string" calcext:value-type="string">
            <text:p>predic</text:p>
          </table:table-cell>
          <table:table-cell office:value-type="string" calcext:value-type="string">
            <text:p>norm_predic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0464" calcext:value-type="float">
            <text:p>0,0464</text:p>
          </table:table-cell>
          <table:table-cell table:formula="of:=[.B2]/[.B$12]" office:value-type="float" office:value="0.0464" calcext:value-type="float">
            <text:p>0,0464</text:p>
          </table:table-cell>
          <table:table-cell office:value-type="float" office:value="0.9865" calcext:value-type="float">
            <text:p>0,9865</text:p>
          </table:table-cell>
          <table:table-cell table:formula="of:=[.D2]/[.D$12]" office:value-type="float" office:value="0.997673948220065" calcext:value-type="float">
            <text:p>0,997673948220065</text:p>
          </table:table-cell>
          <table:table-cell office:value-type="float" office:value="135" calcext:value-type="float">
            <text:p>135</text:p>
          </table:table-cell>
          <table:table-cell table:formula="of:=[.F2]/[.F$12]" office:value-type="float" office:value="0.0149667405764967" calcext:value-type="float">
            <text:p>0,014966740576497</text:p>
          </table:table-cell>
          <table:table-cell table:formula="of:=AVERAGE([.C2];[.E2];[.G2])" office:value-type="float" office:value="0.353013562932187" calcext:value-type="float">
            <text:p>0,353013562932187</text:p>
          </table:table-cell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346" calcext:value-type="float">
            <text:p>0,0346</text:p>
          </table:table-cell>
          <table:table-cell table:formula="of:=[.B3]/[.B$12]" office:value-type="float" office:value="0.0346" calcext:value-type="float">
            <text:p>0,0346</text:p>
          </table:table-cell>
          <table:table-cell office:value-type="float" office:value="0.9885" calcext:value-type="float">
            <text:p>0,9885</text:p>
          </table:table-cell>
          <table:table-cell table:formula="of:=[.D3]/[.D$12]" office:value-type="float" office:value="0.999696601941748" calcext:value-type="float">
            <text:p>0,999696601941748</text:p>
          </table:table-cell>
          <table:table-cell office:value-type="float" office:value="115" calcext:value-type="float">
            <text:p>115</text:p>
          </table:table-cell>
          <table:table-cell table:formula="of:=[.F3]/[.F$12]" office:value-type="float" office:value="0.0127494456762749" calcext:value-type="float">
            <text:p>0,012749445676275</text:p>
          </table:table-cell>
          <table:table-cell table:formula="of:=AVERAGE([.C3];[.E3];[.G3])" office:value-type="float" office:value="0.349015349206008" calcext:value-type="float">
            <text:p>0,349015349206008</text:p>
          </table:table-cell>
        </table:table-row>
        <table:table-row table:style-name="ro1">
          <table:table-cell office:value-type="string" calcext:value-type="string">
            <text:p>softmax</text:p>
          </table:table-cell>
          <table:table-cell office:value-type="float" office:value="0.4451" calcext:value-type="float">
            <text:p>0,4451</text:p>
          </table:table-cell>
          <table:table-cell table:formula="of:=[.B4]/[.B$12]" office:value-type="float" office:value="0.4451" calcext:value-type="float">
            <text:p>0,4451</text:p>
          </table:table-cell>
          <table:table-cell office:value-type="float" office:value="0.8273" calcext:value-type="float">
            <text:p>0,8273</text:p>
          </table:table-cell>
          <table:table-cell table:formula="of:=[.D4]/[.D$12]" office:value-type="float" office:value="0.83667071197411" calcext:value-type="float">
            <text:p>0,83667071197411</text:p>
          </table:table-cell>
          <table:table-cell office:value-type="float" office:value="1727" calcext:value-type="float">
            <text:p>1727</text:p>
          </table:table-cell>
          <table:table-cell table:formula="of:=[.F4]/[.F$12]" office:value-type="float" office:value="0.191463414634146" calcext:value-type="float">
            <text:p>0,191463414634146</text:p>
          </table:table-cell>
          <table:table-cell table:formula="of:=AVERAGE([.C4];[.E4];[.G4])" office:value-type="float" office:value="0.491078042202752" calcext:value-type="float">
            <text:p>0,491078042202752</text:p>
          </table:table-cell>
        </table:table-row>
        <table:table-row table:style-name="ro1">
          <table:table-cell table:style-name="ce1" office:value-type="string" calcext:value-type="string">
            <text:p>softplus</text:p>
          </table:table-cell>
          <table:table-cell table:style-name="ce1" office:value-type="float" office:value="0.0353" calcext:value-type="float">
            <text:p>0,0353</text:p>
          </table:table-cell>
          <table:table-cell table:style-name="ce1" table:formula="of:=[.B5]/[.B$12]" office:value-type="float" office:value="0.0353" calcext:value-type="float">
            <text:p>0,0353</text:p>
          </table:table-cell>
          <table:table-cell table:style-name="ce1" office:value-type="float" office:value="0.9887" calcext:value-type="float">
            <text:p>0,9887</text:p>
          </table:table-cell>
          <table:table-cell table:style-name="ce1" table:formula="of:=[.D5]/[.D$12]" office:value-type="float" office:value="0.999898867313916" calcext:value-type="float">
            <text:p>0,999898867313916</text:p>
          </table:table-cell>
          <table:table-cell table:style-name="ce1" office:value-type="float" office:value="113" calcext:value-type="float">
            <text:p>113</text:p>
          </table:table-cell>
          <table:table-cell table:style-name="ce1" table:formula="of:=[.F5]/[.F$12]" office:value-type="float" office:value="0.0125277161862528" calcext:value-type="float">
            <text:p>0,012527716186253</text:p>
          </table:table-cell>
          <table:table-cell table:style-name="ce1" table:formula="of:=AVERAGE([.C5];[.E5];[.G5])" office:value-type="float" office:value="0.349242194500056" calcext:value-type="float">
            <text:p>0,349242194500056</text:p>
          </table:table-cell>
        </table:table-row>
        <table:table-row table:style-name="ro1">
          <table:table-cell office:value-type="string" calcext:value-type="string">
            <text:p>softsign</text:p>
          </table:table-cell>
          <table:table-cell office:value-type="float" office:value="0.0345" calcext:value-type="float">
            <text:p>0,0345</text:p>
          </table:table-cell>
          <table:table-cell table:formula="of:=[.B6]/[.B$12]" office:value-type="float" office:value="0.0345" calcext:value-type="float">
            <text:p>0,0345</text:p>
          </table:table-cell>
          <table:table-cell office:value-type="float" office:value="0.9888" calcext:value-type="float">
            <text:p>0,9888</text:p>
          </table:table-cell>
          <table:table-cell table:formula="of:=[.D6]/[.D$12]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formula="of:=[.F6]/[.F$12]" office:value-type="float" office:value="0.0124168514412417" calcext:value-type="float">
            <text:p>0,012416851441242</text:p>
          </table:table-cell>
          <table:table-cell table:formula="of:=AVERAGE([.C6];[.E6];[.G6])" office:value-type="float" office:value="0.348972283813747" calcext:value-type="float">
            <text:p>0,348972283813747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float" office:value="0.0542" calcext:value-type="float">
            <text:p>0,0542</text:p>
          </table:table-cell>
          <table:table-cell table:formula="of:=[.B7]/[.B$12]" office:value-type="float" office:value="0.0542" calcext:value-type="float">
            <text:p>0,0542</text:p>
          </table:table-cell>
          <table:table-cell office:value-type="float" office:value="0.981" calcext:value-type="float">
            <text:p>0,981</text:p>
          </table:table-cell>
          <table:table-cell table:formula="of:=[.D7]/[.D$12]" office:value-type="float" office:value="0.992111650485437" calcext:value-type="float">
            <text:p>0,992111650485437</text:p>
          </table:table-cell>
          <table:table-cell office:value-type="float" office:value="190" calcext:value-type="float">
            <text:p>190</text:p>
          </table:table-cell>
          <table:table-cell table:formula="of:=[.F7]/[.F$12]" office:value-type="float" office:value="0.0210643015521064" calcext:value-type="float">
            <text:p>0,021064301552107</text:p>
          </table:table-cell>
          <table:table-cell table:formula="of:=AVERAGE([.C7];[.E7];[.G7])" office:value-type="float" office:value="0.355791984012514" calcext:value-type="float">
            <text:p>0,355791984012514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float" office:value="0.0623" calcext:value-type="float">
            <text:p>0,0623</text:p>
          </table:table-cell>
          <table:table-cell table:formula="of:=[.B8]/[.B$12]" office:value-type="float" office:value="0.0623" calcext:value-type="float">
            <text:p>0,0623</text:p>
          </table:table-cell>
          <table:table-cell office:value-type="float" office:value="0.9836" calcext:value-type="float">
            <text:p>0,9836</text:p>
          </table:table-cell>
          <table:table-cell table:formula="of:=[.D8]/[.D$12]" office:value-type="float" office:value="0.994741100323625" calcext:value-type="float">
            <text:p>0,994741100323625</text:p>
          </table:table-cell>
          <table:table-cell office:value-type="float" office:value="164" calcext:value-type="float">
            <text:p>164</text:p>
          </table:table-cell>
          <table:table-cell table:formula="of:=[.F8]/[.F$12]" office:value-type="float" office:value="0.0181818181818182" calcext:value-type="float">
            <text:p>0,018181818181818</text:p>
          </table:table-cell>
          <table:table-cell table:formula="of:=AVERAGE([.C8];[.E8];[.G8])" office:value-type="float" office:value="0.358407639501814" calcext:value-type="float">
            <text:p>0,358407639501814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float" office:value="0.0624" calcext:value-type="float">
            <text:p>0,0624</text:p>
          </table:table-cell>
          <table:table-cell table:formula="of:=[.B9]/[.B$12]" office:value-type="float" office:value="0.0624" calcext:value-type="float">
            <text:p>0,0624</text:p>
          </table:table-cell>
          <table:table-cell office:value-type="float" office:value="0.9819" calcext:value-type="float">
            <text:p>0,9819</text:p>
          </table:table-cell>
          <table:table-cell table:formula="of:=[.D9]/[.D$12]" office:value-type="float" office:value="0.993021844660194" calcext:value-type="float">
            <text:p>0,993021844660194</text:p>
          </table:table-cell>
          <table:table-cell office:value-type="float" office:value="181" calcext:value-type="float">
            <text:p>181</text:p>
          </table:table-cell>
          <table:table-cell table:formula="of:=[.F9]/[.F$12]" office:value-type="float" office:value="0.0200665188470066" calcext:value-type="float">
            <text:p>0,020066518847007</text:p>
          </table:table-cell>
          <table:table-cell table:formula="of:=AVERAGE([.C9];[.E9];[.G9])" office:value-type="float" office:value="0.358496121169067" calcext:value-type="float">
            <text:p>0,358496121169067</text:p>
          </table:table-cell>
        </table:table-row>
        <table:table-row table:style-name="ro1">
          <table:table-cell office:value-type="string" calcext:value-type="string">
            <text:p>exponent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8" calcext:value-type="float">
            <text:p>0,098</text:p>
          </table:table-cell>
          <table:table-cell table:formula="of:=[.D10]/[.D$12]" office:value-type="float" office:value="0.0991100323624596" calcext:value-type="float">
            <text:p>0,09911003236246</text:p>
          </table:table-cell>
          <table:table-cell office:value-type="float" office:value="9020" calcext:value-type="float">
            <text:p>9020</text:p>
          </table:table-cell>
          <table:table-cell table:formula="of:=[.F10]/[.F$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áximo</text:p>
          </table:table-cell>
          <table:table-cell table:formula="of:=MAX([.B2:.B10])" office:value-type="float" office:value="1" calcext:value-type="float">
            <text:p>1</text:p>
          </table:table-cell>
          <table:table-cell table:formula="of:=MAX([.C2:.C10])" office:value-type="float" office:value="1" calcext:value-type="float">
            <text:p>1</text:p>
          </table:table-cell>
          <table:table-cell table:formula="of:=MAX([.D2:.D10])" office:value-type="float" office:value="0.9888" calcext:value-type="float">
            <text:p>0,9888</text:p>
          </table:table-cell>
          <table:table-cell table:formula="of:=MAX([.E2:.E10])" office:value-type="float" office:value="1" calcext:value-type="float">
            <text:p>1</text:p>
          </table:table-cell>
          <table:table-cell table:formula="of:=MAX([.F2:.F10])" office:value-type="float" office:value="9020" calcext:value-type="float">
            <text:p>9020</text:p>
          </table:table-cell>
          <table:table-cell table:number-columns-repeated="2"/>
        </table:table-row>
      </table:table>
      <table:table table:name="Planilha2" table:style-name="ta1">
        <table:shapes>
          <draw:frame draw:z-index="0" draw:style-name="gr1" draw:text-style-name="P1" svg:width="42.26cm" svg:height="23.77cm" svg:x="0.167cm" svg:y="0.115cm">
            <draw:object draw:notify-on-update-of-ranges="activation.A2:activation.A10 activation.G2:activation.G10 activation.C2:activation.C10 activation.E2:activation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4T15:11:25.847127781</dc:date>
    <meta:editing-duration>PT4M12S</meta:editing-duration>
    <meta:editing-cycles>2</meta:editing-cycles>
    <meta:generator>LibreOffice/6.4.6.2$Linux_X86_64 LibreOffice_project/40$Build-2</meta:generator>
    <meta:document-statistic meta:table-count="2" meta:cell-count="8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Iosevka" style:font-style-name="Itálico Negrito" fo:font-size="18pt" fo:font-style="italic" fo:font-weight="bold" style:font-size-asian="13pt" style:font-size-complex="13pt"/>
    </style:style>
    <style:style style:name="ch3" style:family="chart">
      <style:chart-properties style:rotation-angle="0"/>
      <style:text-properties fo:font-family="Iosevka" style:font-style-name="Itálico Negrito" fo:font-size="14pt" fo:font-style="italic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Iosevka" style:font-style-name="Negrito" fo:font-size="11pt" fo:font-weight="bold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Iosevka" style:font-style-name="Itálico Negrito" fo:font-size="12pt" fo:font-style="italic" fo:font-weight="bold" style:font-size-asian="9pt" style:font-size-complex="9pt"/>
    </style:style>
    <style:style style:name="ch8" style:family="chart" style:data-style-name="N0">
      <style:chart-properties chart:display-label="true" chart:logarithmic="false" chart:maximum="1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family="Iosevka" style:font-style-name="Itálico Negrito" fo:font-size="12pt" fo:font-style="italic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8a20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236c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2.261cm" svg:height="23.771cm" xlink:href=".." xlink:type="simple" chart:class="chart:bar" chart:style-name="ch1">
        <chart:title svg:x="16.376cm" svg:y="0.95cm" chart:style-name="ch2">
          <text:p>Variando Modo de Ativação</text:p>
        </chart:title>
        <chart:subtitle svg:x="17.007cm" svg:y="2.162cm" chart:style-name="ch3">
          <text:p>CNN de 2 camadas, normalizada</text:p>
        </chart:subtitle>
        <chart:legend chart:legend-position="end" svg:x="40.078cm" svg:y="10.921cm" style:legend-expansion="high" chart:style-name="ch4"/>
        <chart:plot-area chart:style-name="ch5" table:cell-range-address="activation.A2:activation.A10 activation.G2:activation.G10 activation.C2:activation.C10 activation.E2:activation.E10" chart:data-source-has-labels="both" svg:x="2.086cm" svg:y="3.679cm" svg:width="37.147cm" svg:height="18.406cm">
          <chartooo:coordinate-region svg:x="3.663cm" svg:y="3.679cm" svg:width="34.932cm" svg:height="17.732cm"/>
          <chart:axis chart:dimension="x" chart:name="primary-x" chart:style-name="ch6" chartooo:axis-type="auto">
            <chartooo:date-scale/>
            <chart:title svg:x="0.451cm" svg:y="14.877cm" chart:style-name="ch7">
              <text:p>Modos de Ativação</text:p>
            </chart:title>
            <chart:categories table:cell-range-address="activation.A2:activation.A10"/>
          </chart:axis>
          <chart:axis chart:dimension="y" chart:name="primary-y" chart:style-name="ch8">
            <chart:title svg:x="19.454cm" svg:y="22.56cm" chart:style-name="ch9">
              <text:p>Desempenho</text:p>
            </chart:title>
            <chart:grid chart:style-name="ch10" chart:class="major"/>
          </chart:axis>
          <chart:series chart:style-name="ch11" chart:values-cell-range-address="activation.G2:activation.G10" loext:label-string="erro" chart:class="chart:bar">
            <chart:data-point chart:repeated="9"/>
          </chart:series>
          <chart:series chart:style-name="ch12" chart:values-cell-range-address="activation.C2:activation.C10" loext:label-string="tx_erro" chart:class="chart:bar">
            <chart:data-point chart:repeated="9"/>
          </chart:series>
          <chart:series chart:style-name="ch13" chart:values-cell-range-address="activation.E2:activation.E10" loext:label-string="tx_acu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</text:p>
              </table:table-cell>
              <table:table-cell office:value-type="string">
                <text:p>tx_erro</text:p>
              </table:table-cell>
              <table:table-cell office:value-type="string">
                <text:p>tx_acu</text:p>
              </table:table-cell>
            </table:table-row>
          </table:table-header-rows>
          <table:table-rows>
            <table:table-row>
              <table:table-cell office:value-type="string">
                <text:p>relu</text:p>
                <draw:g>
                  <svg:desc>activation.A2:activation.A10</svg:desc>
                </draw:g>
              </table:table-cell>
              <table:table-cell office:value-type="float" office:value="0.0149667405764967">
                <text:p>0.0149667405764967</text:p>
                <draw:g>
                  <svg:desc>activation.G2:activation.G10</svg:desc>
                </draw:g>
              </table:table-cell>
              <table:table-cell office:value-type="float" office:value="0.0464">
                <text:p>0.0464</text:p>
                <draw:g>
                  <svg:desc>activation.C2:activation.C10</svg:desc>
                </draw:g>
              </table:table-cell>
              <table:table-cell office:value-type="float" office:value="0.997673948220065">
                <text:p>0.997673948220065</text:p>
                <draw:g>
                  <svg:desc>activation.E2:activation.E10</svg:desc>
                </draw:g>
              </table:table-cell>
            </table:table-row>
            <table:table-row>
              <table:table-cell office:value-type="string">
                <text:p>sigmoid</text:p>
              </table:table-cell>
              <table:table-cell office:value-type="float" office:value="0.0127494456762749">
                <text:p>0.0127494456762749</text:p>
              </table:table-cell>
              <table:table-cell office:value-type="float" office:value="0.0346">
                <text:p>0.0346</text:p>
              </table:table-cell>
              <table:table-cell office:value-type="float" office:value="0.999696601941748">
                <text:p>0.999696601941748</text:p>
              </table:table-cell>
            </table:table-row>
            <table:table-row>
              <table:table-cell office:value-type="string">
                <text:p>softmax</text:p>
              </table:table-cell>
              <table:table-cell office:value-type="float" office:value="0.191463414634146">
                <text:p>0.191463414634146</text:p>
              </table:table-cell>
              <table:table-cell office:value-type="float" office:value="0.4451">
                <text:p>0.4451</text:p>
              </table:table-cell>
              <table:table-cell office:value-type="float" office:value="0.83667071197411">
                <text:p>0.83667071197411</text:p>
              </table:table-cell>
            </table:table-row>
            <table:table-row>
              <table:table-cell office:value-type="string">
                <text:p>softplus</text:p>
              </table:table-cell>
              <table:table-cell office:value-type="float" office:value="0.0125277161862528">
                <text:p>0.0125277161862528</text:p>
              </table:table-cell>
              <table:table-cell office:value-type="float" office:value="0.0353">
                <text:p>0.0353</text:p>
              </table:table-cell>
              <table:table-cell office:value-type="float" office:value="0.999898867313916">
                <text:p>0.999898867313916</text:p>
              </table:table-cell>
            </table:table-row>
            <table:table-row>
              <table:table-cell office:value-type="string">
                <text:p>softsign</text:p>
              </table:table-cell>
              <table:table-cell office:value-type="float" office:value="0.0124168514412417">
                <text:p>0.0124168514412417</text:p>
              </table:table-cell>
              <table:table-cell office:value-type="float" office:value="0.0345">
                <text:p>0.0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nh</text:p>
              </table:table-cell>
              <table:table-cell office:value-type="float" office:value="0.0210643015521064">
                <text:p>0.0210643015521064</text:p>
              </table:table-cell>
              <table:table-cell office:value-type="float" office:value="0.0542">
                <text:p>0.0542</text:p>
              </table:table-cell>
              <table:table-cell office:value-type="float" office:value="0.992111650485437">
                <text:p>0.992111650485437</text:p>
              </table:table-cell>
            </table:table-row>
            <table:table-row>
              <table:table-cell office:value-type="string">
                <text:p>selu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0.0623">
                <text:p>0.0623</text:p>
              </table:table-cell>
              <table:table-cell office:value-type="float" office:value="0.994741100323625">
                <text:p>0.994741100323625</text:p>
              </table:table-cell>
            </table:table-row>
            <table:table-row>
              <table:table-cell office:value-type="string">
                <text:p>elu</text:p>
              </table:table-cell>
              <table:table-cell office:value-type="float" office:value="0.0200665188470066">
                <text:p>0.0200665188470066</text:p>
              </table:table-cell>
              <table:table-cell office:value-type="float" office:value="0.0624">
                <text:p>0.0624</text:p>
              </table:table-cell>
              <table:table-cell office:value-type="float" office:value="0.993021844660194">
                <text:p>0.993021844660194</text:p>
              </table:table-cell>
            </table:table-row>
            <table:table-row>
              <table:table-cell office:value-type="string">
                <text:p>exponentia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991100323624596">
                <text:p>0.09911003236245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